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Liberation Sans2" svg:font-family="'Liberation Sans'" style:font-family-generic="swiss"/>
    <style:font-face style:name="Arial2" svg:font-family="Aria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21cm" fo:min-width="2.546cm"/>
      <style:paragraph-properties style:writing-mode="lr-tb"/>
    </style:style>
    <style:style style:name="gr2" style:family="graphic" style:parent-style-name="Default_5f_1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Default_5f_1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Object_20_without_20_fill_5f_1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3465a4" draw:textarea-horizontal-align="justify" draw:textarea-vertical-align="middle" draw:auto-grow-height="false" fo:min-height="1.548cm" fo:min-width="2.304cm"/>
    </style:style>
    <style:style style:name="gr6" style:family="graphic" style:parent-style-name="objectwithoutfill">
      <style:graphic-properties svg:stroke-color="#000000" draw:fill="solid" draw:textarea-horizontal-align="center" draw:textarea-vertical-align="middle"/>
    </style:style>
    <style:style style:name="gr7" style:family="graphic" style:parent-style-name="standard">
      <style:graphic-properties draw:stroke="none" draw:fill="none" fo:min-height="3.556cm"/>
      <style:paragraph-properties style:writing-mode="lr-tb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4cm" fo:min-width="4.879cm"/>
      <style:paragraph-properties style:writing-mode="lr-tb"/>
    </style:style>
    <style:style style:name="gr9" style:family="graphic" style:parent-style-name="objectwithoutfill">
      <style:graphic-properties svg:stroke-color="#000000" draw:fill="solid" draw:textarea-vertical-align="middle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4cm" fo:min-width="2.546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en" fo:country="GB"/>
    </style:style>
    <style:style style:name="P4" style:family="paragraph">
      <style:paragraph-properties fo:text-align="center" style:writing-mode="lr-tb"/>
      <style:text-properties fo:language="en" fo:country="GB"/>
    </style:style>
    <style:style style:name="P5" style:family="paragraph">
      <loext:graphic-properties draw:fill="none"/>
      <style:paragraph-properties fo:text-align="center"/>
      <style:text-properties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style:text-position="sub 58%" fo:font-size="18pt" fo:language="en" fo:country="GB" style:font-size-asian="18pt" style:font-size-complex="18pt"/>
    </style:style>
    <style:style style:name="T3" style:family="text">
      <style:text-properties style:font-name="Liberation Sans2" fo:language="en" fo:country="GB" style:font-name-asian="Liberation Sans2" style:font-name-complex="Liberation Sans2"/>
    </style:style>
    <style:style style:name="T4" style:family="text">
      <style:text-properties style:font-name="Liberation Sans1" fo:language="en" fo:country="GB" style:font-name-asian="Liberation Sans2" style:font-name-complex="Liberation Sans2"/>
    </style:style>
    <style:style style:name="T5" style:family="text">
      <style:text-properties style:text-position="-33% 58%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046cm" svg:height="1.171cm" svg:x="25.154cm" svg:y="5.286cm">
          <draw:text-box>
            <text:p><text:span text:style-name="T1">V</text:span><text:span text:style-name="T2">out</text:span></text:p>
          </draw:text-box>
        </draw:frame>
        <draw:connector draw:style-name="gr2" draw:text-style-name="P2" xml:id="id3" draw:id="id3" draw:layer="layout" svg:x1="5.994cm" svg:y1="4.594cm" svg:x2="4.9cm" svg:y2="4.6cm" draw:end-shape="id1" draw:end-glue-point="1" svg:d="M5994 4594h-272v6h-822" svg:viewBox="0 0 1095 7">
          <text:p/>
        </draw:connector>
        <draw:connector draw:style-name="gr2" draw:text-style-name="P2" draw:layer="layout" svg:x1="3.321cm" svg:y1="7.6cm" svg:x2="3.33cm" svg:y2="8.702cm" draw:start-shape="id2" draw:start-glue-point="8" svg:d="M3321 7600v827h9v275" svg:viewBox="0 0 10 1103">
          <text:p/>
        </draw:connector>
        <draw:custom-shape draw:style-name="gr3" draw:text-style-name="P4" xml:id="id2" draw:id="id2" draw:layer="layout" svg:width="1.842cm" svg:height="1.843cm" svg:x="2.4cm" svg:y="5.757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line draw:style-name="gr4" draw:text-style-name="P5" draw:layer="layout" svg:x1="6.008cm" svg:y1="5.717cm" svg:x2="6.502cm" svg:y2="5.869cm">
            <text:p/>
          </draw:line>
          <draw:line draw:style-name="gr4" draw:text-style-name="P5" draw:layer="layout" svg:x1="5.487cm" svg:y1="6.153cm" svg:x2="6.501cm" svg:y2="5.866cm">
            <text:p/>
          </draw:line>
          <draw:line draw:style-name="gr4" draw:text-style-name="P5" draw:layer="layout" svg:x1="5.42cm" svg:y1="6.746cm" svg:x2="6.424cm" svg:y2="7.065cm">
            <text:p/>
          </draw:line>
          <draw:line draw:style-name="gr4" draw:text-style-name="P5" draw:layer="layout" svg:x1="5.463cm" svg:y1="6.138cm" svg:x2="6.467cm" svg:y2="6.457cm">
            <text:p/>
          </draw:line>
          <draw:line draw:style-name="gr4" draw:text-style-name="P5" draw:layer="layout" svg:x1="5.426cm" svg:y1="6.759cm" svg:x2="6.44cm" svg:y2="6.472cm">
            <text:p/>
          </draw:line>
          <draw:line draw:style-name="gr4" draw:text-style-name="P5" draw:layer="layout" svg:x1="5.416cm" svg:y1="7.36cm" svg:x2="6.43cm" svg:y2="7.073cm">
            <text:p/>
          </draw:line>
          <draw:line draw:style-name="gr4" draw:text-style-name="P5" draw:layer="layout" svg:x1="5.466cm" svg:y1="7.356cm" svg:x2="5.96cm" svg:y2="7.508cm">
            <text:p/>
          </draw:line>
        </draw:g>
        <draw:connector draw:style-name="gr2" draw:text-style-name="P2" draw:layer="layout" svg:x1="4.7cm" svg:y1="4.6cm" svg:x2="3.321cm" svg:y2="5.757cm" draw:start-shape="id1" draw:start-glue-point="3" draw:end-shape="id2" draw:end-glue-point="4" svg:d="M4700 4600h-1379v1157" svg:viewBox="0 0 1380 1158">
          <text:p/>
        </draw:connector>
        <draw:custom-shape draw:style-name="gr5" draw:text-style-name="P6" xml:id="id5" draw:id="id5" draw:layer="layout" svg:width="5.607cm" svg:height="5.395cm" draw:transform="rotate (1.57760311087767) translate (9.802cm 8.644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6" draw:text-style-name="P7" xml:id="id1" draw:id="id1" draw:layer="layout" svg:width="0.199cm" svg:height="1.399cm" svg:x="4.7cm" svg:y="3.9cm" svg:viewBox="0 0 200 1400" svg:d="M0 0v1400zM200 0v1400z">
          <text:p/>
        </draw:path>
        <draw:connector draw:style-name="gr2" draw:text-style-name="P2" draw:layer="layout" draw:line-skew="-0.585cm" svg:x1="5.994cm" svg:y1="4.594cm" svg:x2="5.959cm" svg:y2="5.717cm" draw:start-shape="id3" draw:start-glue-point="2" draw:end-shape="id4" draw:end-glue-point="0" svg:d="M5994 4594h-35v565 558" svg:viewBox="0 0 36 1124">
          <text:p/>
        </draw:connector>
        <draw:connector draw:style-name="gr2" draw:text-style-name="P2" xml:id="id14" draw:id="id14" draw:layer="layout" svg:x1="5.959cm" svg:y1="7.508cm" svg:x2="5.957cm" svg:y2="12.55cm" draw:start-shape="id4" draw:start-glue-point="2" svg:d="M5959 7508v2796h-2v2246" svg:viewBox="0 0 3 5043">
          <text:p/>
        </draw:connector>
        <draw:connector draw:style-name="gr2" draw:text-style-name="P2" draw:layer="layout" draw:line-skew="2.145cm" svg:x1="5.994cm" svg:y1="4.594cm" svg:x2="9.805cm" svg:y2="3.001cm" draw:start-shape="id3" draw:start-glue-point="2" draw:end-shape="id5" draw:end-glue-point="8" svg:d="M5994 4594h3811v-1593" svg:viewBox="0 0 3812 1594">
          <text:p/>
        </draw:connector>
        <draw:connector draw:style-name="gr2" draw:text-style-name="P2" xml:id="id6" draw:id="id6" draw:layer="layout" draw:line-skew="1.146cm" svg:x1="8.03cm" svg:y1="7.296cm" svg:x2="9.767cm" svg:y2="8.609cm" draw:end-shape="id5" draw:end-glue-point="6" svg:d="M8030 7296h1738v1313h-1" svg:viewBox="0 0 1739 1314">
          <text:p/>
        </draw:connector>
        <draw:frame draw:style-name="gr7" draw:text-style-name="P8" draw:layer="layout" svg:width="0.875cm" svg:height="3.806cm" svg:x="9.925cm" svg:y="3.994cm">
          <draw:text-box>
            <text:p><text:span text:style-name="T1">+</text:span></text:p>
            <text:p><text:span text:style-name="T1"/></text:p>
            <text:p><text:span text:style-name="T1"/></text:p>
            <text:p><text:span text:style-name="T1"/></text:p>
            <text:p><text:span text:style-name="T1">-</text:span></text:p>
          </draw:text-box>
        </draw:frame>
        <draw:g xml:id="id8" draw:id="id8">
          <draw:line draw:style-name="gr4" draw:text-style-name="P5" draw:layer="layout" svg:x1="11.4cm" svg:y1="10.496cm" svg:x2="11.544cm" svg:y2="10cm">
            <text:p/>
          </draw:line>
          <draw:line draw:style-name="gr4" draw:text-style-name="P5" draw:layer="layout" svg:x1="11.844cm" svg:y1="11.01cm" svg:x2="11.541cm" svg:y2="10.001cm">
            <text:p/>
          </draw:line>
          <draw:line draw:style-name="gr4" draw:text-style-name="P5" draw:layer="layout" svg:x1="12.438cm" svg:y1="11.067cm" svg:x2="12.741cm" svg:y2="10.058cm">
            <text:p/>
          </draw:line>
          <draw:line draw:style-name="gr4" draw:text-style-name="P5" draw:layer="layout" svg:x1="11.83cm" svg:y1="11.034cm" svg:x2="12.133cm" svg:y2="10.025cm">
            <text:p/>
          </draw:line>
          <draw:line draw:style-name="gr4" draw:text-style-name="P5" draw:layer="layout" svg:x1="12.451cm" svg:y1="11.061cm" svg:x2="12.148cm" svg:y2="10.052cm">
            <text:p/>
          </draw:line>
          <draw:line draw:style-name="gr4" draw:text-style-name="P5" draw:layer="layout" svg:x1="13.052cm" svg:y1="11.062cm" svg:x2="12.749cm" svg:y2="10.053cm">
            <text:p/>
          </draw:line>
          <draw:line draw:style-name="gr4" draw:text-style-name="P5" draw:layer="layout" svg:x1="13.047cm" svg:y1="11.012cm" svg:x2="13.191cm" svg:y2="10.516cm">
            <text:p/>
          </draw:line>
        </draw:g>
        <draw:g xml:id="id7" draw:id="id7">
          <draw:line draw:style-name="gr4" draw:text-style-name="P5" draw:layer="layout" svg:x1="8.106cm" svg:y1="10.009cm" svg:x2="8.6cm" svg:y2="10.161cm">
            <text:p/>
          </draw:line>
          <draw:line draw:style-name="gr4" draw:text-style-name="P5" draw:layer="layout" svg:x1="7.585cm" svg:y1="10.445cm" svg:x2="8.599cm" svg:y2="10.158cm">
            <text:p/>
          </draw:line>
          <draw:line draw:style-name="gr4" draw:text-style-name="P5" draw:layer="layout" svg:x1="7.518cm" svg:y1="11.038cm" svg:x2="8.522cm" svg:y2="11.357cm">
            <text:p/>
          </draw:line>
          <draw:line draw:style-name="gr4" draw:text-style-name="P5" draw:layer="layout" svg:x1="7.561cm" svg:y1="10.43cm" svg:x2="8.565cm" svg:y2="10.749cm">
            <text:p/>
          </draw:line>
          <draw:line draw:style-name="gr4" draw:text-style-name="P5" draw:layer="layout" svg:x1="7.524cm" svg:y1="11.051cm" svg:x2="8.538cm" svg:y2="10.764cm">
            <text:p/>
          </draw:line>
          <draw:line draw:style-name="gr4" draw:text-style-name="P5" draw:layer="layout" svg:x1="7.514cm" svg:y1="11.652cm" svg:x2="8.528cm" svg:y2="11.365cm">
            <text:p/>
          </draw:line>
          <draw:line draw:style-name="gr4" draw:text-style-name="P5" draw:layer="layout" svg:x1="7.564cm" svg:y1="11.648cm" svg:x2="8.058cm" svg:y2="11.8cm">
            <text:p/>
          </draw:line>
        </draw:g>
        <draw:connector draw:style-name="gr2" draw:text-style-name="P2" draw:layer="layout" draw:line-skew="0.55cm 0.654cm" svg:x1="8.03cm" svg:y1="7.296cm" svg:x2="8.057cm" svg:y2="10.009cm" draw:start-shape="id6" draw:start-glue-point="2" draw:end-shape="id7" draw:end-glue-point="0" svg:d="M8030 7296v2667h27v46" svg:viewBox="0 0 28 2714">
          <text:p/>
        </draw:connector>
        <draw:connector draw:style-name="gr2" draw:text-style-name="P2" draw:layer="layout" svg:x1="8.067cm" svg:y1="8.591cm" svg:x2="11.4cm" svg:y2="10.533cm" draw:end-shape="id8" draw:end-glue-point="3" svg:d="M8067 8591h1392v1942h1941" svg:viewBox="0 0 3334 1943">
          <text:p/>
        </draw:connector>
        <draw:connector draw:style-name="gr2" draw:text-style-name="P2" xml:id="id15" draw:id="id15" draw:layer="layout" svg:x1="8.057cm" svg:y1="11.8cm" svg:x2="8.067cm" svg:y2="12.661cm" draw:start-shape="id7" draw:start-glue-point="2" svg:d="M8057 11800v706h10v155" svg:viewBox="0 0 11 862">
          <text:p/>
        </draw:connector>
        <draw:g xml:id="id9" draw:id="id9">
          <draw:line draw:style-name="gr4" draw:text-style-name="P5" draw:layer="layout" svg:x1="18.011cm" svg:y1="5.829cm" svg:x2="18.155cm" svg:y2="5.333cm">
            <text:p/>
          </draw:line>
          <draw:line draw:style-name="gr4" draw:text-style-name="P5" draw:layer="layout" svg:x1="18.455cm" svg:y1="6.343cm" svg:x2="18.152cm" svg:y2="5.334cm">
            <text:p/>
          </draw:line>
          <draw:line draw:style-name="gr4" draw:text-style-name="P5" draw:layer="layout" svg:x1="19.049cm" svg:y1="6.4cm" svg:x2="19.352cm" svg:y2="5.391cm">
            <text:p/>
          </draw:line>
          <draw:line draw:style-name="gr4" draw:text-style-name="P5" draw:layer="layout" svg:x1="18.441cm" svg:y1="6.367cm" svg:x2="18.744cm" svg:y2="5.358cm">
            <text:p/>
          </draw:line>
          <draw:line draw:style-name="gr4" draw:text-style-name="P5" draw:layer="layout" svg:x1="19.062cm" svg:y1="6.394cm" svg:x2="18.759cm" svg:y2="5.385cm">
            <text:p/>
          </draw:line>
          <draw:line draw:style-name="gr4" draw:text-style-name="P5" draw:layer="layout" svg:x1="19.663cm" svg:y1="6.395cm" svg:x2="19.36cm" svg:y2="5.386cm">
            <text:p/>
          </draw:line>
          <draw:line draw:style-name="gr4" draw:text-style-name="P5" draw:layer="layout" svg:x1="19.658cm" svg:y1="6.345cm" svg:x2="19.802cm" svg:y2="5.849cm">
            <text:p/>
          </draw:line>
        </draw:g>
        <draw:path draw:style-name="gr6" draw:text-style-name="P7" xml:id="id11" draw:id="id11" draw:layer="layout" svg:width="0.199cm" svg:height="1.399cm" draw:transform="rotate (-1.56782926706651) translate (22.6997002132596cm 7.59592350140933cm)" svg:viewBox="0 0 200 1400" svg:d="M0 0v1400zM200 0v1400z">
          <text:p/>
        </draw:path>
        <draw:connector draw:style-name="gr2" draw:text-style-name="P2" xml:id="id13" draw:id="id13" draw:layer="layout" svg:x1="15.182cm" svg:y1="5.841cm" svg:x2="18.011cm" svg:y2="5.866cm" draw:start-shape="id5" draw:start-glue-point="4" draw:end-shape="id9" draw:end-glue-point="3" svg:d="M15182 5841h1413v25h1416" svg:viewBox="0 0 2830 26">
          <text:p/>
        </draw:connector>
        <draw:connector draw:style-name="gr2" draw:text-style-name="P2" xml:id="id10" draw:id="id10" draw:layer="layout" svg:x1="19.802cm" svg:y1="5.866cm" svg:x2="22.017cm" svg:y2="5.889cm" draw:start-shape="id9" draw:start-glue-point="1" svg:d="M19802 5866h1383v23h832" svg:viewBox="0 0 2216 24">
          <text:p/>
        </draw:connector>
        <draw:connector draw:style-name="gr2" draw:text-style-name="P2" draw:layer="layout" svg:x1="22.017cm" svg:y1="5.889cm" svg:x2="22cm" svg:y2="7.596cm" draw:start-shape="id10" draw:start-glue-point="3" draw:end-shape="id11" draw:end-glue-point="0" svg:d="M22017 5889v853h-17v854" svg:viewBox="0 0 18 1708">
          <text:p/>
        </draw:connector>
        <draw:connector draw:style-name="gr2" draw:text-style-name="P2" draw:layer="layout" svg:x1="22cm" svg:y1="7.8cm" svg:x2="22cm" svg:y2="10.701cm" draw:start-shape="id11" draw:start-glue-point="2" draw:end-shape="id12" draw:end-glue-point="0" svg:d="M22000 7800v2901" svg:viewBox="0 0 1 2902">
          <text:p/>
        </draw:connector>
        <draw:connector draw:style-name="gr2" draw:text-style-name="P2" draw:layer="layout" svg:x1="22.017cm" svg:y1="5.889cm" svg:x2="24.901cm" svg:y2="5.9cm" draw:start-shape="id10" draw:start-glue-point="3" svg:d="M22017 5889h1717v11h1167" svg:viewBox="0 0 2885 12">
          <text:p/>
        </draw:connector>
        <draw:connector draw:style-name="gr2" draw:text-style-name="P2" draw:layer="layout" svg:x1="13.191cm" svg:y1="10.533cm" svg:x2="16.595cm" svg:y2="5.853cm" draw:start-shape="id8" draw:start-glue-point="1" draw:end-shape="id13" draw:end-glue-point="0" svg:d="M13191 10533h3404v-4680" svg:viewBox="0 0 3405 4681">
          <text:p/>
        </draw:connector>
        <draw:frame draw:style-name="gr8" draw:text-style-name="P1" draw:layer="layout" svg:width="5.438cm" svg:height="1.114cm" svg:x="9.767cm" svg:y="1.887cm">
          <draw:text-box>
            <text:p><text:span text:style-name="T1">OP-AMP (</text:span><text:span text:style-name="T3">μA</text:span><text:span text:style-name="T4">741</text:span><text:span text:style-name="T1">)</text:span></text:p>
          </draw:text-box>
        </draw:frame>
        <draw:connector draw:style-name="gr2" draw:text-style-name="P2" xml:id="id16" draw:id="id16" draw:layer="layout" draw:line-skew="-0.611cm" svg:x1="5.957cm" svg:y1="12.55cm" svg:x2="8.067cm" svg:y2="12.661cm" draw:start-shape="id14" draw:start-glue-point="3" draw:end-shape="id15" draw:end-glue-point="3" svg:d="M5957 12550v50h2110v61" svg:viewBox="0 0 2111 112">
          <text:p/>
        </draw:connector>
        <draw:g xml:id="id17" draw:id="id17">
          <draw:line draw:style-name="gr9" draw:text-style-name="P7" draw:layer="layout" svg:x1="6.1cm" svg:y1="13.401cm" svg:x2="7.9cm" svg:y2="13.401cm">
            <text:p/>
          </draw:line>
          <draw:line draw:style-name="gr9" draw:text-style-name="P7" draw:layer="layout" svg:x1="6.3cm" svg:y1="13.601cm" svg:x2="7.7cm" svg:y2="13.601cm">
            <text:p/>
          </draw:line>
          <draw:line draw:style-name="gr9" draw:text-style-name="P7" draw:layer="layout" svg:x1="6.7cm" svg:y1="13.802cm" svg:x2="7.3cm" svg:y2="13.802cm">
            <text:p/>
          </draw:line>
        </draw:g>
        <draw:connector draw:style-name="gr2" draw:text-style-name="P2" draw:layer="layout" draw:line-skew="0.8cm" svg:x1="7.012cm" svg:y1="12.6cm" svg:x2="7cm" svg:y2="13.401cm" draw:start-shape="id16" draw:start-glue-point="0" draw:end-shape="id17" draw:end-glue-point="0" svg:d="M7012 12600v200h-12v601" svg:viewBox="0 0 13 802">
          <text:p/>
        </draw:connector>
        <draw:g xml:id="id12" draw:id="id12">
          <draw:line draw:style-name="gr9" draw:text-style-name="P7" draw:layer="layout" svg:x1="21.1cm" svg:y1="10.701cm" svg:x2="22.9cm" svg:y2="10.701cm">
            <text:p/>
          </draw:line>
          <draw:line draw:style-name="gr9" draw:text-style-name="P7" draw:layer="layout" svg:x1="21.3cm" svg:y1="10.901cm" svg:x2="22.7cm" svg:y2="10.901cm">
            <text:p/>
          </draw:line>
          <draw:line draw:style-name="gr9" draw:text-style-name="P7" draw:layer="layout" svg:x1="21.7cm" svg:y1="11.102cm" svg:x2="22.3cm" svg:y2="11.102cm">
            <text:p/>
          </draw:line>
        </draw:g>
        <draw:frame draw:style-name="gr1" draw:text-style-name="P1" draw:layer="layout" svg:width="3.046cm" svg:height="1.171cm" svg:x="0.954cm" svg:y="5.487cm">
          <draw:text-box>
            <text:p><text:span text:style-name="T1">V</text:span><text:span text:style-name="T2">in</text:span></text:p>
          </draw:text-box>
        </draw:frame>
        <draw:frame draw:style-name="gr10" draw:text-style-name="P1" draw:layer="layout" svg:width="3.046cm" svg:height="1.114cm" svg:x="4.154cm" svg:y="2.586cm">
          <draw:text-box>
            <text:p><text:span text:style-name="T1">C</text:span><text:span text:style-name="T5">lcut</text:span></text:p>
          </draw:text-box>
        </draw:frame>
        <draw:frame draw:style-name="gr10" draw:text-style-name="P1" draw:layer="layout" svg:width="3.046cm" svg:height="1.114cm" svg:x="6.154cm" svg:y="4.886cm">
          <draw:text-box>
            <text:p><text:span text:style-name="T1">R</text:span><text:span text:style-name="T5">lcut</text:span></text:p>
          </draw:text-box>
        </draw:frame>
        <draw:frame draw:style-name="gr10" draw:text-style-name="P1" draw:layer="layout" svg:width="3.046cm" svg:height="1.114cm" svg:x="8.254cm" svg:y="11.486cm">
          <draw:text-box>
            <text:p><text:span text:style-name="T1">R</text:span><text:span text:style-name="T5">1</text:span></text:p>
          </draw:text-box>
        </draw:frame>
        <draw:frame draw:style-name="gr10" draw:text-style-name="P1" draw:layer="layout" svg:width="3.046cm" svg:height="1.114cm" svg:x="12.054cm" svg:y="10.986cm">
          <draw:text-box>
            <text:p><text:span text:style-name="T1">R</text:span><text:span text:style-name="T5">2</text:span></text:p>
          </draw:text-box>
        </draw:frame>
        <draw:frame draw:style-name="gr10" draw:text-style-name="P1" draw:layer="layout" svg:width="3.046cm" svg:height="1.114cm" svg:x="18.154cm" svg:y="4.186cm">
          <draw:text-box>
            <text:p><text:span text:style-name="T1">R</text:span><text:span text:style-name="T5">hcut</text:span></text:p>
          </draw:text-box>
        </draw:frame>
        <draw:frame draw:style-name="gr10" draw:text-style-name="P1" draw:layer="layout" svg:width="3.046cm" svg:height="1.114cm" svg:x="22.354cm" svg:y="6.586cm">
          <draw:text-box>
            <text:p><text:span text:style-name="T1">C</text:span><text:span text:style-name="T5">hcut</text:span></text:p>
          </draw:text-box>
        </draw:frame>
        <draw:connector draw:style-name="gr2" draw:text-style-name="P2" draw:layer="layout" draw:line-skew="1.551cm" svg:x1="12.494cm" svg:y1="4.421cm" svg:x2="12.507cm" svg:y2="3.78cm" draw:start-shape="id5" draw:start-glue-point="9" svg:d="M12494 4421v-421h13v-220" svg:viewBox="0 0 14 642">
          <text:p/>
        </draw:connector>
        <draw:connector draw:style-name="gr2" draw:text-style-name="P2" draw:layer="layout" draw:line-skew="-1.558cm" svg:x1="12.47cm" svg:y1="7.888cm" svg:x2="12.474cm" svg:y2="7.225cm" draw:end-shape="id5" draw:end-glue-point="5" svg:d="M12470 7888v-288h4v-375" svg:viewBox="0 0 5 664">
          <text:p/>
        </draw:connector>
        <draw:frame draw:style-name="gr10" draw:text-style-name="P1" draw:layer="layout" svg:width="3.046cm" svg:height="1.114cm" svg:x="12.454cm" svg:y="3.186cm">
          <draw:text-box>
            <text:p><text:span text:style-name="T1">V</text:span><text:span text:style-name="T5">CC</text:span></text:p>
          </draw:text-box>
        </draw:frame>
        <draw:frame draw:style-name="gr10" draw:text-style-name="P1" draw:layer="layout" svg:width="3.046cm" svg:height="1.114cm" svg:x="12.554cm" svg:y="7.286cm">
          <draw:text-box>
            <text:p><text:span text:style-name="T1">V</text:span><text:span text:style-name="T5">ee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Liberation Sans2" svg:font-family="'Liberation Sans'" style:font-family-generic="swiss"/>
    <style:font-face style:name="Arial2" svg:font-family="Aria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8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4" draw:text-style-name="MP8" draw:layer="backgroundobjects" svg:width="21.264cm" svg:height="2.411cm" svg:x="2.065cm" svg:y="4.026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3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5" draw:layer="backgroundobjects" svg:width="5.131cm" svg:height="0.851cm" svg:x="2.065cm" svg:y="17.818cm" presentation:class="date-time" presentation:user-transformed="true">
        <draw:text-box>
          <text:p text:style-name="MP14"><text:span text:style-name="MT7"><text:date style:data-style-name="D4" text:date-value="2021-06-07">07/06/2021</text:date></text:span></text:p>
        </draw:text-box>
      </draw:frame>
      <draw:frame draw:name="Footer Placeholder 4" presentation:style-name="Mpr6" draw:text-style-name="MP15" draw:layer="backgroundobjects" svg:width="8.607cm" svg:height="0.851cm" svg:x="8.678cm" svg:y="17.818cm" presentation:class="footer" presentation:user-transformed="true">
        <draw:text-box>
          <text:p text:style-name="MP16"><text:span text:style-name="MT8">TCFE: DEEC/Instituto Superior Técnico </text:span></text:p>
        </draw:text-box>
      </draw:frame>
      <draw:frame draw:name="Slide Number Placeholder 5" presentation:style-name="Mpr6" draw:text-style-name="MP15" draw:layer="backgroundobjects" svg:width="5.088cm" svg:height="0.851cm" svg:x="18.241cm" svg:y="17.818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6:03:25.857832827</meta:creation-date>
    <dc:date>2021-06-07T13:18:39.945635355</dc:date>
    <meta:editing-duration>PT11M59S</meta:editing-duration>
    <meta:editing-cycles>3</meta:editing-cycles>
    <meta:generator>LibreOffice/6.4.7.2$Linux_X86_64 LibreOffice_project/40$Build-2</meta:generator>
    <meta:document-statistic meta:object-count="110"/>
  </office:meta>
</office:document-meta>
</file>